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292in" style:rel-column-width="5957*"/>
    </style:style>
    <style:style style:name="Table1.D" style:family="table-column">
      <style:table-column-properties style:column-width="0.6299in" style:rel-column-width="5958*"/>
    </style:style>
    <style:style style:name="Table1.K" style:family="table-column">
      <style:table-column-properties style:column-width="0.6299in" style:rel-column-width="596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K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K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ff0000"/>
      <style:paragraph-properties fo:text-align="center"/>
      <style:text-properties fo:font-size="12pt"/>
    </style:style>
    <style:style style:name="P4" style:family="paragraph">
      <loext:graphic-properties draw:fill="solid" draw:fill-color="#800080"/>
      <style:paragraph-properties fo:text-align="center"/>
      <style:text-properties fo:font-size="12pt"/>
    </style:style>
    <style:style style:name="P5" style:family="paragraph">
      <loext:graphic-properties draw:fill-color="#99ff66" draw:opacity="100%"/>
      <style:paragraph-properties fo:text-align="center"/>
      <style:text-properties fo:font-size="12pt"/>
    </style:style>
    <style:style style:name="P6" style:family="paragraph">
      <loext:graphic-properties draw:fill-color="#ff6600" draw:opacity="25%"/>
      <style:paragraph-properties fo:text-align="center"/>
      <style:text-properties fo:font-size="12pt"/>
    </style:style>
    <style:style style:name="P7" style:family="paragraph">
      <loext:graphic-properties draw:fill="solid" draw:fill-color="#ff6600" draw:opacity="25%"/>
      <style:paragraph-properties fo:text-align="center"/>
      <style:text-properties fo:font-size="12pt"/>
    </style:style>
    <style:style style:name="P8" style:family="paragraph">
      <loext:graphic-properties draw:fill-color="#99ff66"/>
      <style:paragraph-properties fo:text-align="center"/>
      <style:text-properties fo:font-size="12pt"/>
    </style:style>
    <style:style style:name="P9" style:family="paragraph">
      <loext:graphic-properties draw:fill-color="#801900" draw:opacity="25%"/>
      <style:paragraph-properties fo:text-align="center"/>
      <style:text-properties fo:font-size="12pt"/>
    </style:style>
    <style:style style:name="gr1" style:family="graphic">
      <style:graphic-properties draw:fill="solid" draw:fill-color="#ff0000" draw:textarea-horizontal-align="justify" draw:textarea-vertical-align="middle" draw:auto-grow-height="false" fo:min-height="0.1346in" fo:min-width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0000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800080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ff00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0000" draw:textarea-horizontal-align="justify" draw:textarea-vertical-align="middle" draw:auto-grow-height="false" fo:min-height="0.1354in" fo:min-width="0.1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80008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99ff66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ff66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99ff66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14" draw:name="Shape 50" draw:style-name="gr9" draw:text-style-name="P7" svg:width="0.1343in" svg:height="0.1343in" svg:x="6.5283in" svg:y="0.4071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Shape 44" draw:style-name="gr11" draw:text-style-name="P9" svg:width="0.1335in" svg:height="0.1335in" svg:x="4.0457in" svg:y="0.4272in"><text:p/><draw:enhanced-geometry svg:viewBox="0 0 21600 21600" draw:type="rectangle" draw:enhanced-path="M 0 0 L 21600 0 21600 21600 0 21600 0 0 Z N"/></draw:custom-shape><draw:custom-shape text:anchor-type="paragraph" draw:z-index="4" draw:name="Shape 71" draw:style-name="gr10" draw:text-style-name="P8" svg:width="0.1335in" svg:height="0.1335in" svg:x="0.8862in" svg:y="0.4335in"><text:p/><draw:enhanced-geometry svg:viewBox="0 0 21600 21600" draw:type="rectangle" draw:enhanced-path="M 0 0 L 21600 0 21600 21600 0 21600 0 0 Z N"/></draw:custom-shape><draw:custom-shape text:anchor-type="paragraph" draw:z-index="17" draw:name="Shape 1" draw:style-name="gr6" draw:text-style-name="P4" svg:width="0.1335in" svg:height="0.1335in" svg:x="3.3984in" svg:y="0.4181in"><text:p/><draw:enhanced-geometry svg:viewBox="0 0 21600 21600" draw:type="rectangle" draw:enhanced-path="M 0 0 L 21600 0 21600 21600 0 21600 0 0 Z N"/></draw:custom-shape><draw:custom-shape text:anchor-type="paragraph" draw:z-index="25" draw:name="Shape 16" draw:style-name="gr4" draw:text-style-name="P3" svg:width="0.1335in" svg:height="0.1335in" svg:x="5.3181in" svg:y="0.4272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K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4" draw:name="Shape 14" draw:style-name="gr2" draw:text-style-name="P3" svg:width="0.1343in" svg:height="0.1343in" svg:x="0.2201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70" draw:style-name="gr8" draw:text-style-name="P6" svg:width="0.1335in" svg:height="0.1335in" svg:x="0.2299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7" draw:name="Shape 43" draw:style-name="gr10" draw:text-style-name="P8" svg:width="0.1335in" svg:height="0.1335in" svg:x="0.2382in" svg:y="0.159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K1" office:value-type="string">
            <text:p text:style-name="Table_20_Contents"><draw:custom-shape text:anchor-type="paragraph" draw:z-index="19" draw:name="Shape 4" draw:style-name="gr3" draw:text-style-name="P4" svg:width="0.1343in" svg:height="0.1343in" svg:x="0.1945in" svg:y="0.168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1" draw:name="Shape 8" draw:style-name="gr6" draw:text-style-name="P4" svg:width="0.1335in" svg:height="0.1335in" svg:x="0.2146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" draw:name="Shape 69" draw:style-name="gr11" draw:text-style-name="P9" svg:width="0.1335in" svg:height="0.1335in" svg:x="0.233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8" draw:name="Shape 5" draw:style-name="gr1" draw:text-style-name="P3" svg:width="0.135in" svg:height="0.135in" svg:x="0.2236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47" draw:style-name="gr8" draw:text-style-name="P6" svg:width="0.1335in" svg:height="0.1335in" svg:x="0.2354in" svg:y="0.185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6" draw:name="Shape 52" draw:style-name="gr7" draw:text-style-name="P5" svg:width="0.135in" svg:height="0.135in" svg:x="0.2102in" svg:y="0.1752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0" draw:name="Shape 67" draw:style-name="gr8" draw:text-style-name="P6" svg:width="0.1335in" svg:height="0.1335in" svg:x="0.2161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10" draw:text-style-name="P8" svg:width="0.1335in" svg:height="0.1335in" svg:x="0.2437in" svg:y="0.180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6" draw:name="Shape 17" draw:style-name="gr3" draw:text-style-name="P4" svg:width="0.1343in" svg:height="0.1343in" svg:x="0.2339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2" draw:name="Shape 48" draw:style-name="gr11" draw:text-style-name="P9" svg:width="0.1335in" svg:height="0.1335in" svg:x="0.2374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27" draw:name="Shape 3" draw:style-name="gr2" draw:text-style-name="P3" svg:width="0.1343in" svg:height="0.1343in" svg:x="0.222in" svg:y="0.1772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22" draw:name="Shape 9" draw:style-name="gr6" draw:text-style-name="P4" svg:width="0.1335in" svg:height="0.1335in" svg:x="0.2055in" svg:y="0.160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72" draw:style-name="gr11" draw:text-style-name="P9" svg:width="0.1335in" svg:height="0.1335in" svg:x="0.2457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2" draw:style-name="gr1" draw:text-style-name="P3" svg:width="0.135in" svg:height="0.135in" svg:x="0.2492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6" draw:style-name="gr8" draw:text-style-name="P6" svg:width="0.1335in" svg:height="0.1335in" svg:x="0.2417in" svg:y="0.17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3" draw:name="Shape 49" draw:style-name="gr10" draw:text-style-name="P8" svg:width="0.1335in" svg:height="0.1335in" svg:x="0.2508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10" draw:text-style-name="P8" svg:width="0.1335in" svg:height="0.1335in" svg:x="0.2508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0" draw:name="Shape 7" draw:style-name="gr6" draw:text-style-name="P4" svg:width="0.1335in" svg:height="0.1335in" svg:x="0.2508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9" draw:name="Shape 45" draw:style-name="gr11" draw:text-style-name="P9" svg:width="0.1335in" svg:height="0.1335in" svg:x="0.2516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3" draw:name="Shape 10" draw:style-name="gr5" draw:text-style-name="P3" svg:width="0.1358in" svg:height="0.1358in" svg:x="0.2535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5" draw:name="Shape 51" draw:style-name="gr8" draw:text-style-name="P6" svg:width="0.1335in" svg:height="0.1335in" svg:x="0.2374in" svg:y="0.1626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6-15T19:49:44.487028254</dc:date>
    <meta:editing-duration>PT1H25M50S</meta:editing-duration>
    <meta:editing-cycles>8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